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2.11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emm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edon</text:p>
          </table:table-cell>
          <table:table-cell office:value-type="string" calcext:value-type="string">
            <text:p>munn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if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race.after</text:p>
          </table:table-cell>
          <table:table-cell office:value-type="string" calcext:value-type="string">
            <text:p>race.before</text:p>
          </table:table-cell>
          <table:table-cell office:value-type="string" calcext:value-type="string">
            <text:p>pty.before</text:p>
          </table:table-cell>
          <table:table-cell office:value-type="string" calcext:value-type="string">
            <text:p>tmp</text:p>
          </table:table-cell>
        </table:table-row>
        <table:table-row table:style-name="ro1">
          <table:table-cell office:value-type="string" calcext:value-type="string">
            <text:p>ags-17.0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í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EUSEBIO ENRIQUE DELGADO ESPARZ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indep</text:p>
          </table:table-cell>
          <table:table-cell/>
        </table:table-row>
        <table:table-row table:style-name="ro1">
          <table:table-cell office:value-type="string" calcext:value-type="string">
            <text:p>ags-17.00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ón de Romo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J. JESUS PRIETO DIA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-pt-pna</text:p>
          </table:table-cell>
          <table:table-cell/>
        </table:table-row>
        <table:table-row table:style-name="ro1">
          <table:table-cell office:value-type="string" calcext:value-type="string">
            <text:p>ags-17.01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ano--E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ZAR PEDROZA ORTEG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-pt-pna</text:p>
          </table:table-cell>
          <table:table-cell/>
        </table:table-row>
        <table:table-row table:style-name="ro1">
          <table:table-cell office:value-type="string" calcext:value-type="string">
            <text:p>bc-17.0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ali</text:p>
          </table:table-cell>
          <table:table-cell office:value-type="string" calcext:value-type="string">
            <text:p>pvem-pt-morena-tr</text:p>
          </table:table-cell>
          <table:table-cell office:value-type="string" calcext:value-type="string">
            <text:p>MARINA (DEL PILAR) AVILA OLME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bc-17.00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pvem-pt-morena-tr</text:p>
          </table:table-cell>
          <table:table-cell office:value-type="string" calcext:value-type="string">
            <text:p>LUIS ARTURO GONZALEZ CRU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bc-17.00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as de Rosarito</text:p>
          </table:table-cell>
          <table:table-cell office:value-type="string" calcext:value-type="string">
            <text:p>pvem-pt-morena-tr</text:p>
          </table:table-cell>
          <table:table-cell office:value-type="string" calcext:value-type="string">
            <text:p>HILDA ARACELY BROWN FIGUERE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dgo-17.002</text:p>
          </table:table-cell>
          <table:table-cell office:value-type="float" office:value="2211" calcext:value-type="float">
            <text:p>22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2" calcext:value-type="float">
            <text:p>100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elas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JUAN CARLOS RUIZ DIA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19</text:p>
          </table:table-cell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019" calcext:value-type="float">
            <text:p>10019</text:p>
          </table:table-cell>
          <table:table-cell office:value-type="float" office:value="10020" calcext:value-type="float">
            <text:p>100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áe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ECTOR HERRERA NUÑ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string" calcext:value-type="string">
            <text:p>dgo-17.025</text:p>
          </table:table-cell>
          <table:table-cell office:value-type="float" office:value="2395" calcext:value-type="float">
            <text:p>23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25" calcext:value-type="float">
            <text:p>10025</text:p>
          </table:table-cell>
          <table:table-cell office:value-type="float" office:value="10026" calcext:value-type="float">
            <text:p>100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ALEJANDRO MUÑOZ HERNAND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26</text:p>
          </table:table-cell>
          <table:table-cell office:value-type="float" office:value="2403" calcext:value-type="float">
            <text:p>240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026" calcext:value-type="float">
            <text:p>10026</text:p>
          </table:table-cell>
          <table:table-cell office:value-type="float" office:value="10027" calcext:value-type="float">
            <text:p>100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imas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JESUS ALEJANDRO GURROLA ROMER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vem-pri-pd1-pna</text:p>
          </table:table-cell>
          <table:table-cell/>
        </table:table-row>
        <table:table-row table:style-name="ro1">
          <table:table-cell office:value-type="string" calcext:value-type="string">
            <text:p>dgo-17.030</text:p>
          </table:table-cell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30" calcext:value-type="float">
            <text:p>10030</text:p>
          </table:table-cell>
          <table:table-cell office:value-type="float" office:value="10031" calcext:value-type="float">
            <text:p>100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Pedro del Gall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REGINALDO CARRILLO VALD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35</text:p>
          </table:table-cell>
          <table:table-cell office:value-type="float" office:value="2475" calcext:value-type="float">
            <text:p>247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035" calcext:value-type="float">
            <text:p>10035</text:p>
          </table:table-cell>
          <table:table-cell office:value-type="float" office:value="10036" calcext:value-type="float">
            <text:p>100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hua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DER RAUL GUTIERREZ DIA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36</text:p>
          </table:table-cell>
          <table:table-cell office:value-type="float" office:value="2483" calcext:value-type="float">
            <text:p>248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036" calcext:value-type="float">
            <text:p>10036</text:p>
          </table:table-cell>
          <table:table-cell office:value-type="float" office:value="10037" calcext:value-type="float">
            <text:p>100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ahuali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LEJANDRO RODRIGUEZ BELMONT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10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10" calcext:value-type="float">
            <text:p>100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ORA MARIA BUSTAMATE FAVEL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eaten?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ags-17.0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UAN LUIS JASSO HERNAND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t-pna</text:p>
          </table:table-cell>
          <table:table-cell/>
        </table:table-row>
        <table:table-row table:style-name="ro1">
          <table:table-cell office:value-type="string" calcext:value-type="string">
            <text:p>bc-17.00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1" calcext:value-type="float">
            <text:p>20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pvem-pt-morena-tr</text:p>
          </table:table-cell>
          <table:table-cell office:value-type="string" calcext:value-type="string">
            <text:p>ARMANDO AYALA ROBL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t-pvem-pna</text:p>
          </table:table-cell>
          <table:table-cell/>
        </table:table-row>
        <table:table-row table:style-name="ro1">
          <table:table-cell office:value-type="string" calcext:value-type="string">
            <text:p>bc-17.00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ate</text:p>
          </table:table-cell>
          <table:table-cell office:value-type="string" calcext:value-type="string">
            <text:p>pvem-pt-morena-tr</text:p>
          </table:table-cell>
          <table:table-cell office:value-type="string" calcext:value-type="string">
            <text:p>OLGA ZULEMA ADAMS PEREY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t-pvem-pna</text:p>
          </table:table-cell>
          <table:table-cell/>
        </table:table-row>
        <table:table-row table:style-name="ro1">
          <table:table-cell office:value-type="string" calcext:value-type="string">
            <text:p>dgo-17.007</text:p>
          </table:table-cell>
          <table:table-cell office:value-type="float" office:value="2251" calcext:value-type="float">
            <text:p>225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07" calcext:value-type="float">
            <text:p>100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ómez Palac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ALMA MARINA VITELA RODRIGU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15</text:p>
          </table:table-cell>
          <table:table-cell office:value-type="float" office:value="2315" calcext:value-type="float">
            <text:p>23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15" calcext:value-type="float">
            <text:p>100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IA DEL SOCORRO PALACIO JAQU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16</text:p>
          </table:table-cell>
          <table:table-cell office:value-type="float" office:value="2323" calcext:value-type="float">
            <text:p>23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16" calcext:value-type="float">
            <text:p>100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 de Dios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DANIEL SIFUENTES SAL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dgo-17.020</text:p>
          </table:table-cell>
          <table:table-cell office:value-type="float" office:value="2355" calcext:value-type="float">
            <text:p>23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20" calcext:value-type="float">
            <text:p>10020</text:p>
          </table:table-cell>
          <table:table-cell office:value-type="float" office:value="10021" calcext:value-type="float">
            <text:p>100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ánuco de Coron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DMUNDOMAURICIO GANDARA GONZAL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22</text:p>
          </table:table-cell>
          <table:table-cell office:value-type="float" office:value="2371" calcext:value-type="float">
            <text:p>237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022" calcext:value-type="float">
            <text:p>10022</text:p>
          </table:table-cell>
          <table:table-cell office:value-type="float" office:value="10023" calcext:value-type="float">
            <text:p>10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ana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OSE LUIS VALDEZ VALENCIAN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23</text:p>
          </table:table-cell>
          <table:table-cell office:value-type="float" office:value="2379" calcext:value-type="float">
            <text:p>237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023" calcext:value-type="float">
            <text:p>10023</text:p>
          </table:table-cell>
          <table:table-cell office:value-type="float" office:value="10024" calcext:value-type="float">
            <text:p>100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MARIA GUADALUPE GEORGINA AMEZCUA SEVILL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24</text:p>
          </table:table-cell>
          <table:table-cell office:value-type="float" office:value="2387" calcext:value-type="float">
            <text:p>238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024" calcext:value-type="float">
            <text:p>10024</text:p>
          </table:table-cell>
          <table:table-cell office:value-type="float" office:value="10025" calcext:value-type="float">
            <text:p>100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MARIA DE LUZ AMAYA PAR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vem-pri-pd1-pna</text:p>
          </table:table-cell>
          <table:table-cell/>
        </table:table-row>
        <table:table-row table:style-name="ro1">
          <table:table-cell office:value-type="string" calcext:value-type="string">
            <text:p>dgo-17.029</text:p>
          </table:table-cell>
          <table:table-cell office:value-type="float" office:value="2427" calcext:value-type="float">
            <text:p>24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029" calcext:value-type="float">
            <text:p>10029</text:p>
          </table:table-cell>
          <table:table-cell office:value-type="float" office:value="10030" calcext:value-type="float">
            <text:p>100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Luis del Corder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MARIA MAYELA RUI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32</text:p>
          </table:table-cell>
          <table:table-cell office:value-type="float" office:value="2451" calcext:value-type="float">
            <text:p>24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032" calcext:value-type="float">
            <text:p>10032</text:p>
          </table:table-cell>
          <table:table-cell office:value-type="float" office:value="10033" calcext:value-type="float">
            <text:p>100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iago Papasquiar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JULIAN CESAR RIVAS B. NEVAR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33</text:p>
          </table:table-cell>
          <table:table-cell office:value-type="float" office:value="2459" calcext:value-type="float">
            <text:p>245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033" calcext:value-type="float">
            <text:p>10033</text:p>
          </table:table-cell>
          <table:table-cell office:value-type="float" office:value="10034" calcext:value-type="float">
            <text:p>100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úchil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ABEL SANTOYO SAL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dgo-17.037</text:p>
          </table:table-cell>
          <table:table-cell office:value-type="float" office:value="2491" calcext:value-type="float">
            <text:p>249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0037" calcext:value-type="float">
            <text:p>10037</text:p>
          </table:table-cell>
          <table:table-cell office:value-type="float" office:value="10038" calcext:value-type="float">
            <text:p>100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ia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CARMEN CESILIA NEVAREZ GARC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38</text:p>
          </table:table-cell>
          <table:table-cell office:value-type="float" office:value="2499" calcext:value-type="float">
            <text:p>249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038" calcext:value-type="float">
            <text:p>10038</text:p>
          </table:table-cell>
          <table:table-cell office:value-type="float" office:value="10039" calcext:value-type="float">
            <text:p>100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ente Guerrero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ORLANDO GREGORIO HERRERA AVIÑ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lost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ags-17.00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ús Marí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OSE ANTONIO ARAMBULA LOP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ags-17.01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UAN JOSE LOSOYA PO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04</text:p>
          </table:table-cell>
          <table:table-cell office:value-type="float" office:value="2227" calcext:value-type="float">
            <text:p>22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4" calcext:value-type="float">
            <text:p>10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ncamé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RIA DE LOURDES MARTINEZ ESPINOZ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05</text:p>
          </table:table-cell>
          <table:table-cell office:value-type="float" office:value="2235" calcext:value-type="float">
            <text:p>22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ORGE ALEJANDRO SALUM DEL PALACI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06</text:p>
          </table:table-cell>
          <table:table-cell office:value-type="float" office:value="2243" calcext:value-type="float">
            <text:p>22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06" calcext:value-type="float">
            <text:p>100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Simón Bolívar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SERGIO CERDA MOREN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08</text:p>
          </table:table-cell>
          <table:table-cell office:value-type="float" office:value="2259" calcext:value-type="float">
            <text:p>225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8" calcext:value-type="float">
            <text:p>100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dalupe Victoria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AGUSTIN SOSA RAMIR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12</text:p>
          </table:table-cell>
          <table:table-cell office:value-type="float" office:value="2291" calcext:value-type="float">
            <text:p>229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12" calcext:value-type="float">
            <text:p>100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OMERO MARTINEZ CABR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13</text:p>
          </table:table-cell>
          <table:table-cell office:value-type="float" office:value="2299" calcext:value-type="float">
            <text:p>229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013" calcext:value-type="float">
            <text:p>100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imí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RISOL PEÑA RODRIGU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14</text:p>
          </table:table-cell>
          <table:table-cell office:value-type="float" office:value="2307" calcext:value-type="float">
            <text:p>23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14" calcext:value-type="float">
            <text:p>100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zqu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OSE OSVALDO SANTILLAN GOM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21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021" calcext:value-type="float">
            <text:p>10021</text:p>
          </table:table-cell>
          <table:table-cell office:value-type="float" office:value="10022" calcext:value-type="float">
            <text:p>100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ñón Blan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OSE NAUM AMAYA LOP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vem-pri-pd1-pna</text:p>
          </table:table-cell>
          <table:table-cell/>
        </table:table-row>
        <table:table-row table:style-name="ro1">
          <table:table-cell office:value-type="string" calcext:value-type="string">
            <text:p>dgo-17.027</text:p>
          </table:table-cell>
          <table:table-cell office:value-type="float" office:value="2411" calcext:value-type="float">
            <text:p>241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027" calcext:value-type="float">
            <text:p>10027</text:p>
          </table:table-cell>
          <table:table-cell office:value-type="float" office:value="10028" calcext:value-type="float">
            <text:p>100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uan de Guadalupe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JOSE LUIS ACOSTA ALDAC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28</text:p>
          </table:table-cell>
          <table:table-cell office:value-type="float" office:value="2419" calcext:value-type="float">
            <text:p>24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028" calcext:value-type="float">
            <text:p>10028</text:p>
          </table:table-cell>
          <table:table-cell office:value-type="float" office:value="10029" calcext:value-type="float">
            <text:p>100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AIME ESCAJEDA MARTINE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vem-pri-pd1-pna</text:p>
          </table:table-cell>
          <table:table-cell/>
        </table:table-row>
        <table:table-row table:style-name="ro1">
          <table:table-cell office:value-type="string" calcext:value-type="string">
            <text:p>dgo-17.031</text:p>
          </table:table-cell>
          <table:table-cell office:value-type="float" office:value="2443" calcext:value-type="float">
            <text:p>244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0031" calcext:value-type="float">
            <text:p>10031</text:p>
          </table:table-cell>
          <table:table-cell office:value-type="float" office:value="10032" calcext:value-type="float">
            <text:p>100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RIA ABIGAIL FRAYRE CARRANZ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34</text:p>
          </table:table-cell>
          <table:table-cell office:value-type="float" office:value="2467" calcext:value-type="float">
            <text:p>246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034" calcext:value-type="float">
            <text:p>10034</text:p>
          </table:table-cell>
          <table:table-cell office:value-type="float" office:value="10035" calcext:value-type="float">
            <text:p>100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azu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OSE ANGEL BELTRAN FELIX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ut-p-won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ags-17.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pan-prd-mc</text:p>
          </table:table-cell>
          <table:table-cell office:value-type="string" calcext:value-type="string">
            <text:p>MARIA TERESA JIMENEZ ESQUIVEL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ags-17.0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DAN VALDIVIA LOPEZ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ags-17.00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ón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UAUHTEMOC ESCOBEDO TEJADA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rd</text:p>
          </table:table-cell>
          <table:table-cell/>
        </table:table-row>
        <table:table-row table:style-name="ro1">
          <table:table-cell office:value-type="string" calcext:value-type="string">
            <text:p>ags-17.0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é de Gra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IA CRISTINA LOPEZ GONZALEZ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ags-17.0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á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OMAR ISRAEL CAMARILLO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vem</text:p>
          </table:table-cell>
          <table:table-cell/>
        </table:table-row>
        <table:table-row table:style-name="ro1">
          <table:table-cell office:value-type="string" calcext:value-type="string">
            <text:p>dgo-17.001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1" calcext:value-type="float">
            <text:p>100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tlán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DORA ELENA GONZALEZ TREMILLO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03</text:p>
          </table:table-cell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3" calcext:value-type="float">
            <text:p>100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et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MARTIN PINEDA ACOSTA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vem</text:p>
          </table:table-cell>
          <table:table-cell/>
        </table:table-row>
        <table:table-row table:style-name="ro1">
          <table:table-cell office:value-type="string" calcext:value-type="string">
            <text:p>dgo-17.009</text:p>
          </table:table-cell>
          <table:table-cell office:value-type="float" office:value="2267" calcext:value-type="float">
            <text:p>22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09" calcext:value-type="float">
            <text:p>100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naceví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OGELIO AYALA ARZOLA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string" calcext:value-type="string">
            <text:p>dgo-17.011</text:p>
          </table:table-cell>
          <table:table-cell office:value-type="float" office:value="2283" calcext:value-type="float">
            <text:p>22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11" calcext:value-type="float">
            <text:p>100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é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RENA LUCERO BUSTAMANTE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17</text:p>
          </table:table-cell>
          <table:table-cell office:value-type="float" office:value="2331" calcext:value-type="float">
            <text:p>23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017" calcext:value-type="float">
            <text:p>10017</text:p>
          </table:table-cell>
          <table:table-cell office:value-type="float" office:value="10018" calcext:value-type="float">
            <text:p>100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ARIA DEL SOCORRO GARCIA ARMENDARIZ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ri-pvem-pd1-pna</text:p>
          </table:table-cell>
          <table:table-cell/>
        </table:table-row>
        <table:table-row table:style-name="ro1">
          <table:table-cell office:value-type="string" calcext:value-type="string">
            <text:p>dgo-17.018</text:p>
          </table:table-cell>
          <table:table-cell office:value-type="float" office:value="2339" calcext:value-type="float">
            <text:p>233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018" calcext:value-type="float">
            <text:p>10018</text:p>
          </table:table-cell>
          <table:table-cell office:value-type="float" office:value="10019" calcext:value-type="float">
            <text:p>10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o--El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ISMAEL MATA ALVARADO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-prd</text:p>
          </table:table-cell>
          <table:table-cell/>
        </table:table-row>
        <table:table-row table:style-name="ro1">
          <table:table-cell office:value-type="string" calcext:value-type="string">
            <text:p>dgo-17.039</text:p>
          </table:table-cell>
          <table:table-cell office:value-type="float" office:value="2507" calcext:value-type="float">
            <text:p>250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039" calcext:value-type="float">
            <text:p>10039</text:p>
          </table:table-cell>
          <table:table-cell office:value-type="float" office:value="10017" calcext:value-type="float">
            <text:p>100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evo Ideal</text:p>
          </table:table-cell>
          <table:table-cell office:value-type="string" calcext:value-type="string">
            <text:p>pan-prd</text:p>
          </table:table-cell>
          <table:table-cell office:value-type="string" calcext:value-type="string">
            <text:p>GERARDO GALAVIZ MARTINEZ</text:p>
          </table:table-cell>
          <table:table-cell office:value-type="string" calcext:value-type="string">
            <text:p>Term-limited</text:p>
          </table:table-cell>
          <table:table-cell office:value-type="string" calcext:value-type="string">
            <text:p>Reelected</text:p>
          </table:table-cell>
          <table:table-cell office:value-type="string" calcext:value-type="string">
            <text:p>pan-prd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P56">
          <table:sort>
            <table:sort-by table:field-number="1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1:15:16.181109849</meta:creation-date>
    <dc:date>2019-06-05T06:15:02.811965672</dc:date>
    <meta:editing-duration>P1DT4H11M40S</meta:editing-duration>
    <meta:editing-cycles>1</meta:editing-cycles>
    <meta:document-statistic meta:table-count="1" meta:cell-count="841" meta:object-count="0"/>
    <meta:generator>LibreOffice/5.1.6.2$Linux_X86_64 LibreOffice_project/10m0$Build-2</meta:generator>
  </office:meta>
</office:document-meta>
</file>